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e5fd" officeooo:paragraph-rsid="0004e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30:38.470277617</meta:creation-date>
    <dc:date>2020-01-28T11:31:39.849829019</dc:date>
    <meta:editing-duration>PT1M1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5.1.6.2$Linux_X86_64 LibreOffice_project/10m0$Build-2</meta:generator>
  </office:meta>
</office:document-meta>
</file>